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" style:parent-style-name="DefaultParagraphFont" style:family="text">
      <style:text-properties style:font-name="Helvetica"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Hyperlink" style:family="text">
      <style:text-properties style:font-name="Helvetica"/>
    </style:style>
    <style:style style:name="T14" style:parent-style-name="DefaultParagraphFont" style:family="text"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8" style:parent-style-name="Hyperlink" style:family="text">
      <style:text-properties style:font-name="Helvetica"/>
    </style:style>
    <style:style style:name="T19" style:parent-style-name="DefaultParagraphFont" style:family="text"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3" style:parent-style-name="Hyperlink" style:family="text">
      <style:text-properties style:font-name="Helvetica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7" style:parent-style-name="Hyperlink" style:family="text">
      <style:text-properties style:font-name="Helvetica"/>
    </style:style>
    <style:style style:name="T28" style:parent-style-name="DefaultParagraphFont" style:family="text">
      <style:text-properties style:font-name="Helvetica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2" style:parent-style-name="Hyperlink" style:family="text">
      <style:text-properties style:font-name="Helvetica"/>
    </style:style>
    <style:style style:name="T33" style:parent-style-name="DefaultParagraphFont" style:family="text">
      <style:text-properties style:font-name="Helvetica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7" style:parent-style-name="Hyperlink" style:family="text">
      <style:text-properties style:font-name="Helvetica"/>
    </style:style>
    <style:style style:name="T38" style:parent-style-name="DefaultParagraphFont" style:family="text">
      <style:text-properties style:font-name="Helvetica"/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2" style:parent-style-name="Hyperlink" style:family="text">
      <style:text-properties style:font-name="Helvetica"/>
    </style:style>
    <style:style style:name="P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6" style:parent-style-name="Hyperlink" style:family="text">
      <style:text-properties style:font-name="Helvetica"/>
    </style:style>
    <style:style style:name="T47" style:parent-style-name="DefaultParagraphFont" style:family="text">
      <style:text-properties style:font-name="Helvetica"/>
    </style:style>
    <style:style style:name="P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51" style:parent-style-name="Hyperlink" style:family="text">
      <style:text-properties style:font-name="Helvetica"/>
    </style:style>
    <style:style style:name="T52" style:parent-style-name="DefaultParagraphFont" style:family="text">
      <style:text-properties style:font-name="Helvetica"/>
    </style:style>
    <style:style style:name="P5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5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56" style:parent-style-name="Hyperlink" style:family="text">
      <style:text-properties style:font-name="Helvetica"/>
    </style:style>
    <style:style style:name="T57" style:parent-style-name="DefaultParagraphFont" style:family="text">
      <style:text-properties style:font-name="Helvetica"/>
    </style:style>
    <style:style style:name="P5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6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61" style:parent-style-name="Hyperlink" style:family="text">
      <style:text-properties style:font-name="Helvetica"/>
    </style:style>
    <style:style style:name="T62" style:parent-style-name="Hyperlink" style:family="text">
      <style:text-properties style:font-name="Helvetica"/>
    </style:style>
    <style:style style:name="T63" style:parent-style-name="DefaultParagraphFont" style:family="text">
      <style:text-properties style:font-name="Helvetica"/>
    </style:style>
    <style:style style:name="P6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6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67" style:parent-style-name="Hyperlink" style:family="text">
      <style:text-properties style:font-name="Helvetica"/>
    </style:style>
    <style:style style:name="T68" style:parent-style-name="DefaultParagraphFont" style:family="text">
      <style:text-properties style:font-name="Helvetica"/>
    </style:style>
    <style:style style:name="P6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7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2" style:parent-style-name="Hyperlink" style:family="text">
      <style:text-properties style:font-name="Helvetica"/>
    </style:style>
    <style:style style:name="T73" style:parent-style-name="DefaultParagraphFont" style:family="text">
      <style:text-properties style:font-name="Helvetica"/>
    </style:style>
    <style:style style:name="P7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7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7" style:parent-style-name="Hyperlink" style:family="text">
      <style:text-properties style:font-name="Helvetica"/>
    </style:style>
    <style:style style:name="T78" style:parent-style-name="DefaultParagraphFont" style:family="text">
      <style:text-properties style:font-name="Helvetica"/>
    </style:style>
    <style:style style:name="P7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8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82" style:parent-style-name="Hyperlink" style:family="text">
      <style:text-properties style:font-name="Helvetica"/>
    </style:style>
    <style:style style:name="T83" style:parent-style-name="DefaultParagraphFont" style:family="text">
      <style:text-properties style:font-name="Helvetica"/>
    </style:style>
    <style:style style:name="P8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8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87" style:parent-style-name="Hyperlink" style:family="text">
      <style:text-properties style:font-name="Helvetica"/>
    </style:style>
    <style:style style:name="T88" style:parent-style-name="Hyperlink" style:family="text">
      <style:text-properties style:font-name="Helvetica"/>
    </style:style>
    <style:style style:name="T89" style:parent-style-name="Hyperlink" style:family="text">
      <style:text-properties style:font-name="Helvetica"/>
    </style:style>
    <style:style style:name="T90" style:parent-style-name="DefaultParagraphFont" style:family="text">
      <style:text-properties style:font-name="Helvetica"/>
    </style:style>
    <style:style style:name="P9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9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94" style:parent-style-name="Hyperlink" style:family="text">
      <style:text-properties style:font-name="Helvetica"/>
    </style:style>
    <style:style style:name="T95" style:parent-style-name="DefaultParagraphFont" style:family="text">
      <style:text-properties style:font-name="Helvetica"/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 2.1 – Circuits and Layout Part 1</text:p>
      <text:p text:style-name="P8">No video</text:p>
      <text:p text:style-name="P9"/>
      <text:p text:style-name="P10"><text:span text:style-name="T11">Lecture 2.2 - Circuits and Layout Part 2</text:span></text:p>
      <text:p text:style-name="P12"><text:a xlink:href="https://iu.zoom.us/rec/share/YILa-vcoLwICNExG-be6mUoN29LVjLJbNXQNPvIgbqpVozxCXJcJ8QFEnua9EVSD.YGRescF_B16QOEGJ" office:target-frame-name="_top" xlink:show="replace"><text:span text:style-name="T13">https://iu.zoom.us/rec/share/YILa-vcoLwICNExG-be6mUoN29LVjLJbNXQNPvIgbqpVozxCXJcJ8QFEnua9EVSD.YGRescF_B16QOEGJ</text:span></text:a><text:span text:style-name="T14"><text:s/></text:span></text:p>
      <text:p text:style-name="P15"/>
      <text:p text:style-name="P16">Tutorial – Layout of NAND2</text:p>
      <text:p text:style-name="P17"><text:a xlink:href="https://iu.zoom.us/rec/share/uvrv1HJ1LNUP7EzxkAnkTmhjgtn3RsEY4ZYtbB33m61RFHhLcZtGE2pZZJZpSsoH.68O4ume8xyCByB-7?startTime=1705601846000" office:target-frame-name="_top" xlink:show="replace"><text:span text:style-name="T18">https://iu.zoom.us/rec/share/uvrv1HJ1LNUP7EzxkAnkTmhjgtn3RsEY4ZYtbB33m61RFHhLcZtGE2pZZJZpSsoH.68O4ume8xyCByB-7?startTime=1705601846000</text:span></text:a><text:span text:style-name="T19"><text:s/></text:span></text:p>
      <text:p text:style-name="P20"/>
      <text:p text:style-name="P21">Lecture 3.0 – Transistor Theory</text:p>
      <text:p text:style-name="P22"><text:a xlink:href="https://iu.zoom.us/rec/share/zIon3LyedgU9a5UBxU4Tj-iCB1t-iw6ZFqmR_mricdNYWt1n_1Bk1SgfU42GMovw.zdOr2Tpr98ELeWcL" office:target-frame-name="_top" xlink:show="replace"><text:span text:style-name="T23">https://iu.zoom.us/rec/share/zIon3LyedgU9a5UBxU4Tj-iCB1t-iw6ZFqmR_mricdNYWt1n_1Bk1SgfU42GMovw.zdOr2Tpr98ELeWcL</text:span></text:a></text:p>
      <text:p text:style-name="P24"/>
      <text:p text:style-name="P25">Lecture 4.1 – Non-Ideal Transistor Theory Part 1</text:p>
      <text:p text:style-name="P26"><text:a xlink:href="https://iu.zoom.us/rec/share/d0ZI9uRriuLMvON9qcujOuFFerdCgZnD6vthvu2jYytd7UnpaZZcXpkZFFXbLB01.SWT6K2Cm76BQzTH7" office:target-frame-name="_top" xlink:show="replace"><text:span text:style-name="T27">https://iu.zoom.us/rec/share/d0ZI9uRriuLMvON9qcujOuFFerdCgZnD6vthvu2jYytd7UnpaZZcXpkZFFXbLB01.SWT6K2Cm76BQzTH7</text:span></text:a><text:span text:style-name="T28"><text:s/></text:span></text:p>
      <text:p text:style-name="P29"/>
      <text:p text:style-name="P30">Lecture 4.2 – Non-Ideal Transistor Theory Part 2</text:p>
      <text:p text:style-name="P31"><text:a xlink:href="https://iu.zoom.us/rec/share/EtBiWhBtNTRXa87v5_fXXC80Kc7WIlU5varX9KghFP-Ido03oVP7yZi17YyaQWfB.oaLF_R88lY8Elp3g" office:target-frame-name="_top" xlink:show="replace"><text:span text:style-name="T32">https://iu.zoom.us/rec/share/EtBiWhBtNTRXa87v5_fXXC80Kc7WIlU5varX9KghFP-Ido03oVP7yZi17YyaQWfB.oaLF_R88lY8Elp3g</text:span></text:a><text:span text:style-name="T33"><text:s/></text:span></text:p>
      <text:p text:style-name="P34"/>
      <text:p text:style-name="P35">5.0 – DC and Transient Analysis</text:p>
      <text:p text:style-name="P36"><text:a xlink:href="https://iu.zoom.us/rec/share/Xubuchvq8ycmR_WQz2GwuMwlpqEnvuU-Nph_SxxNFBwEU1oLzMLGcA_NrpX54rg.UX0vVf-SQbjjsG-A" office:target-frame-name="_top" xlink:show="replace"><text:span text:style-name="T37">https://iu.zoom.us/rec/share/Xubuchvq8ycmR_WQz2GwuMwlpqEnvuU-Nph_SxxNFBwEU1oLzMLGcA_NrpX54rg.UX0vVf-SQbjjsG-A</text:span></text:a><text:span text:style-name="T38"><text:s/></text:span></text:p>
      <text:p text:style-name="P39"/>
      <text:p text:style-name="P40">Tutorial – Gate Optimization and Buffer Design</text:p>
      <text:p text:style-name="P41"><text:a xlink:href="https://iu.zoom.us/rec/share/TAu5wQAkgguM92x84qoZu5pTdF9lLYijKJ2AXb-5RaLxx2F2u3TnhbwLHJfoRU2F.3L3P76JRY2GSMT1B?startTime=1707243575000" office:target-frame-name="_top" xlink:show="replace"><text:span text:style-name="T42">https://iu.zoom.us/rec/share/TAu5wQAkgguM92x84qoZu5pTdF9lLYijKJ2AXb-5RaLxx2F2u3TnhbwLHJfoRU2F.3L3P76JRY2GSMT1B?startTime=1707243575000</text:span></text:a></text:p>
      <text:p text:style-name="P43"/>
      <text:p text:style-name="P44">6.1 – Logical Effort Part 1</text:p>
      <text:p text:style-name="P45"><text:a xlink:href="https://iu.zoom.us/rec/share/IB0cyZD_eISgemVTiFcyU12VHnYR-nnvtp9ufdfrSWPA2uJRqo_G2Z5NIcCkVlR9.C4kofYzOqIlKnWWL" office:target-frame-name="_top" xlink:show="replace"><text:span text:style-name="T46">https://iu.zoom.us/rec/share/IB0cyZD_eISgemVTiFcyU12VHnYR-nnvtp9ufdfrSWPA2uJRqo_G2Z5NIcCkVlR9.C4kofYzOqIlKnWWL</text:span></text:a><text:span text:style-name="T47"><text:s/></text:span></text:p>
      <text:p text:style-name="P48"/>
      <text:p text:style-name="P49">6.2 – Logical Effort Part 2</text:p>
      <text:p text:style-name="P50"><text:a xlink:href="https://iu.zoom.us/rec/share/3GW27LneiHNfTu4meorvl4ZkINGOM493rWDRJw5Tc2lGb7ikOhb-Y3GSUW2vEk-n.Kp6h406uHpjtf0FM" office:target-frame-name="_top" xlink:show="replace"><text:span text:style-name="T51">https://iu.zoom.us/rec/share/3GW27LneiHNfTu4meorvl4ZkINGOM493rWDRJw5Tc2lGb7ikOhb-Y3GSUW2vEk-n.Kp6h406uHpjtf0FM</text:span></text:a><text:span text:style-name="T52"><text:s/></text:span></text:p>
      <text:p text:style-name="P53"/>
      <text:p text:style-name="P54">7.1 – Power Part 1</text:p>
      <text:p text:style-name="P55"><text:a xlink:href="https://iu.zoom.us/rec/share/AlkhefvuuaFjUggwISclvIWVO8xhiOW3e-qe3HULi1uUkSNoJaqiXfOybfc9YiNP.EPRb9MWZWfYSJ1NX" office:target-frame-name="_top" xlink:show="replace"><text:span text:style-name="T56">https://iu.zoom.us/rec/share/AlkhefvuuaFjUggwISclvIWVO8xhiOW3e-qe3HULi1uUkSNoJaqiXfOybfc9YiNP.EPRb9MWZWfYSJ1NX</text:span></text:a><text:span text:style-name="T57"><text:s/></text:span></text:p>
      <text:p text:style-name="P58"/>
      <text:p text:style-name="P59">Tutorial – Layout of Multi-Fingered Devices</text:p>
      <text:p text:style-name="P60"><text:a xlink:href="https://iu.zoom.us/rec/share/fETFyhqPcylNzxxX0JwA7Kotn5Bo2PhOku0jZMsI3lBdYxoAPIhtSgt6_3LEV5sQ.qvU3Je7wRbVcvgQg" office:target-frame-name="_top" xlink:show="replace"><text:span text:style-name="T61">https://iu.zoom.us/rec/share/fETFyhqPcylNzxxX0JwA7Kotn5Bo2PhOku0jZMsI3lBdYxoA</text:span><text:soft-page-break/><text:span text:style-name="T62">PIhtSgt6_3LEV5sQ.qvU3Je7wRbVcvgQg</text:span></text:a><text:span text:style-name="T63"><text:s/></text:span></text:p>
      <text:p text:style-name="P64"/>
      <text:p text:style-name="P65">7.2 – Power Part 2</text:p>
      <text:p text:style-name="P66"><text:a xlink:href="https://iu.zoom.us/rec/share/IEGXRJ2learsH7J7st0nBsebIo4WTS7k3fPTzB2Xkkc5N7IwjgP45wwzlLrt-jaw.RSswX7nz-QySvWgA" office:target-frame-name="_top" xlink:show="replace"><text:span text:style-name="T67">https://iu.zoom.us/rec/share/IEGXRJ2learsH7J7st0nBsebIo4WTS7k3fPTzB2Xkkc5N7IwjgP45wwzlLrt-jaw.RSswX7nz-QySvWgA</text:span></text:a><text:span text:style-name="T68"><text:s/></text:span></text:p>
      <text:p text:style-name="P69"/>
      <text:p text:style-name="P70">8.0 – Scaling</text:p>
      <text:p text:style-name="P71"><text:a xlink:href="https://iu.zoom.us/rec/share/mJF-P_7GrbaXg2dx5hIYmD163PuaiCoFokBc8HRMsgmOwj6hYwzVI86JFZklRPBG.YA3ks7sRqCGGHuFj" office:target-frame-name="_top" xlink:show="replace"><text:span text:style-name="T72">https://iu.zoom.us/rec/share/mJF-P_7GrbaXg2dx5hIYmD163PuaiCoFokBc8HRMsgmOwj6hYwzVI86JFZklRPBG.YA3ks7sRqCGGHuFj</text:span></text:a><text:span text:style-name="T73"><text:s/></text:span></text:p>
      <text:p text:style-name="P74"/>
      <text:p text:style-name="P75">Midterm Review</text:p>
      <text:p text:style-name="P76"><text:a xlink:href="https://iu.zoom.us/rec/share/DM6Tf1R72sKoL9BbUvuZ9yTvmon-PJQ46TXcY80YugZsCn4e_8dNAUgBusLWJfib.WgUjfAsLoV-ddC_b" office:target-frame-name="_top" xlink:show="replace"><text:span text:style-name="T77">https://iu.zoom.us/rec/share/DM6Tf1R72sKoL9BbUvuZ9yTvmon-PJQ46TXcY80YugZsCn4e_8dNAUgBusLWJfib.WgUjfAsLoV-ddC_b</text:span></text:a><text:span text:style-name="T78"><text:s/></text:span></text:p>
      <text:p text:style-name="P79"/>
      <text:p text:style-name="P80">9.0 – Sequential Logic Design</text:p>
      <text:p text:style-name="P81"><text:a xlink:href="https://iu.zoom.us/rec/share/v5cxv-GQ_pwxavBo0FtG0BjJqL-mZfcYCYkl6_ef1vOd7zi4mqn4arTQaWOvOo78.6HHfVEIF8FlaUBrv" office:target-frame-name="_top" xlink:show="replace"><text:span text:style-name="T82">https://iu.zoom.us/rec/share/v5cxv-GQ_pwxavBo0FtG0BjJqL-mZfcYCYkl6_ef1vOd7zi4mqn4arTQaWOvOo78.6HHfVEIF8FlaUBrv</text:span></text:a><text:span text:style-name="T83"><text:s/></text:span></text:p>
      <text:p text:style-name="P84"/>
      <text:p text:style-name="P85">Tutorial – Differential Design and Common Centroid</text:p>
      <text:p text:style-name="P86"><text:a xlink:href="https://iu.zoom.us/rec/share/U37SG1KDLR6LOCtJal2vrFjq4m0MP1SdKa_gzbeZaV00mKLS_9_X-EEt2ZRzO7Yh.GL1KF1mlxHpie12O" office:target-frame-name="_top" xlink:show="replace"><text:span text:style-name="T87">https://iu.zoom.us/rec/share/U37</text:span><text:bookmark-start text:name="_Hlt162341618"/><text:bookmark-start text:name="_Hlt162341619"/><text:span text:style-name="T88">S</text:span><text:bookmark-end text:name="_Hlt162341618"/><text:bookmark-end text:name="_Hlt162341619"/><text:span text:style-name="T89">G1KDLR6LOCtJal2vrFjq4m0MP1SdKa_gzbeZaV00mKLS_9_X-EEt2ZRzO7Yh.GL1KF1mlxHpie12O</text:span></text:a><text:span text:style-name="T90"><text:s/></text:span></text:p>
      <text:p text:style-name="P91"/>
      <text:p text:style-name="P92">10.0 – Metal Interconnect</text:p>
      <text:p text:style-name="P93"><text:a xlink:href="https://iu.zoom.us/rec/share/m7k83xFt8-JIJWlsc3GGv-S3z30SK2tkyozSJxAWRcYeWw2RMUN-MNXhRaL4hhBg.fMxoQOqWR7rBrDmZ?startTime=1711473345000" office:target-frame-name="_top" xlink:show="replace"><text:span text:style-name="T94">https://iu.zoom.us/rec/share/m7k83xFt8-JIJWlsc3GGv-S3z30SK2tkyozSJxAWRcYeWw2RMUN-MNXhRaL4hhBg.fMxoQOqWR7rBrDmZ?startTime=1711473345000</text:span></text:a><text:span text:style-name="T9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2-15T18:11:00Z</meta:creation-date>
    <dc:date>2024-04-02T14:10:00Z</dc:date>
    <meta:template xlink:href="Normal.dotm" xlink:type="simple"/>
    <meta:editing-cycles>4</meta:editing-cycles>
    <meta:editing-duration>PT240S</meta:editing-duration>
    <meta:document-statistic meta:page-count="2" meta:paragraph-count="10" meta:word-count="764" meta:character-count="5110" meta:row-count="36" meta:non-whitespace-character-count="4356"/>
  </office:meta>
</office:document-meta>
</file>